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1.1618in"/>
    </style:style>
    <style:style style:name="co5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/>
          <table:table-cell office:value-type="string">
            <text:p>Normalized Execution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Q17" table:end-x="0.5134in" table:end-y="0.1358in" draw:z-index="0" draw:style-name="gr1" svg:width="3.1508in" svg:height="2.7504in" svg:x="0.0295in" svg:y="0.0421in">
              <draw:object draw:notify-on-update-of-ranges="Sheet1.I2:Sheet1.M2 Sheet1.H3:Sheet1.H3 Sheet1.I3:Sheet1.M3 Sheet1.H4:Sheet1.H4 Sheet1.I4:Sheet1.M4 Sheet1.H5:Sheet1.H5 Sheet1.I5:Sheet1.M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  <table:table-cell/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  <table:table-cell/>
          <table:table-cell office:value-type="string">
            <text:p>LMS no fusion</text:p>
          </table:table-cell>
          <table:table-cell table:formula="of:=[.B4]/[.B3]" office:value-type="float" office:value="1.15916811666252">
            <text:p>1.1591681167</text:p>
          </table:table-cell>
          <table:table-cell table:formula="of:=[.C4]/[.C3]" office:value-type="float" office:value="1.25883196231696">
            <text:p>1.2588319623</text:p>
          </table:table-cell>
          <table:table-cell table:formula="of:=[.D4]/[.D3]" office:value-type="float" office:value="1.23821145146436">
            <text:p>1.2382114515</text:p>
          </table:table-cell>
          <table:table-cell table:formula="of:=[.E4]/[.E3]" office:value-type="float" office:value="0.61114451227714">
            <text:p>0.6111445123</text:p>
          </table:table-cell>
          <table:table-cell table:formula="of:=[.F4]/[.F3]" office:value-type="float" office:value="0.679333589348135">
            <text:p>0.6793335893</text:p>
          </table:table-cell>
          <table:table-cell table:number-columns-repeated="2"/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  <table:table-cell/>
          <table:table-cell office:value-type="string">
            <text:p>LMS fusion</text:p>
          </table:table-cell>
          <table:table-cell table:formula="of:=[.B5]/[.B3]" office:value-type="float" office:value="0.193056591266882">
            <text:p>0.1930565913</text:p>
          </table:table-cell>
          <table:table-cell table:formula="of:=[.C5]/[.C3]" office:value-type="float" office:value="0.22493770693245">
            <text:p>0.2249377069</text:p>
          </table:table-cell>
          <table:table-cell table:formula="of:=[.D5]/[.D3]" office:value-type="float" office:value="0.180766177944011">
            <text:p>0.1807661779</text:p>
          </table:table-cell>
          <table:table-cell table:formula="of:=[.E5]/[.E3]" office:value-type="float" office:value="0.0627517306226358">
            <text:p>0.0627517306</text:p>
          </table:table-cell>
          <table:table-cell table:formula="of:=[.F5]/[.F3]" office:value-type="float" office:value="0.0905669588923241">
            <text:p>0.090566958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>
            <draw:frame table:end-cell-address="Sheet1.I22" table:end-x="0.5547in" table:end-y="0.1354in" draw:z-index="1" draw:style-name="gr1" svg:width="3.1512in" svg:height="2.7504in" svg:x="0.5654in" svg:y="0.0417in">
              <draw:object draw:notify-on-update-of-ranges="Sheet1.B7:Sheet1.F7 Sheet1.A8:Sheet1.A8 Sheet1.B8:Sheet1.F8 Sheet1.A9:Sheet1.A9 Sheet1.B9:Sheet1.F9 Sheet1.A10:Sheet1.A10 Sheet1.B10:Sheet1.F1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  <table:table-cell table:number-columns-repeated="9"/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12"/>
        </table:table-row>
        <table:table-row table:style-name="ro1">
          <table:table-cell office:value-type="string">
            <text:p>Original</text:p>
          </table:table-cell>
          <table:table-cell office:value-type="float" office:value="141.1">
            <text:p>141.1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LMS no fusion</text:p>
          </table:table-cell>
          <table:table-cell office:value-type="float" office:value="114">
            <text:p>114</text:p>
          </table:table-cell>
          <table:table-cell table:formula="of:=[.B14]/[.B15]" office:value-type="float" office:value="1.23771929824561">
            <text:p>1.2377192982</text:p>
          </table:table-cell>
          <table:table-cell table:number-columns-repeated="12"/>
        </table:table-row>
        <table:table-row table:style-name="ro1">
          <table:table-cell office:value-type="string">
            <text:p>LMS fusion</text:p>
          </table:table-cell>
          <table:table-cell office:value-type="float" office:value="15.4">
            <text:p>15.4</text:p>
          </table:table-cell>
          <table:table-cell table:formula="of:=[.B14]/[.B16]" office:value-type="float" office:value="9.16233766233766">
            <text:p>9.1623376623</text:p>
          </table:table-cell>
          <table:table-cell table:number-columns-repeated="12"/>
        </table:table-row>
        <table:table-row table:style-name="ro1" table:number-rows-repeated="37">
          <table:table-cell table:number-columns-repeated="15"/>
        </table:table-row>
        <table:table-row table:style-name="ro1">
          <table:table-cell office:value-type="string">
            <text:p>Absolute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/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</table:table-row>
        <table:table-row table:style-name="ro1">
          <table:table-cell office:value-type="string">
            <text:p>Original</text:p>
          </table:table-cell>
          <table:table-cell/>
          <table:table-cell office:value-type="float" office:value="1189">
            <text:p>1189</text:p>
          </table:table-cell>
          <table:table-cell office:value-type="float" office:value="8072">
            <text:p>8072</text:p>
          </table:table-cell>
          <table:table-cell office:value-type="float" office:value="53341">
            <text:p>53341</text:p>
          </table:table-cell>
          <table:table-cell office:value-type="float" office:value="378160">
            <text:p>378160</text:p>
          </table:table-cell>
          <table:table-cell office:value-type="float" office:value="2164061">
            <text:p>2164061</text:p>
          </table:table-cell>
          <table:table-cell/>
          <table:table-cell office:value-type="string">
            <text:p>Original</text:p>
          </table:table-cell>
          <table:table-cell/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/>
          <table:table-cell office:value-type="float" office:value="1698">
            <text:p>1698</text:p>
          </table:table-cell>
          <table:table-cell office:value-type="float" office:value="7131">
            <text:p>7131</text:p>
          </table:table-cell>
          <table:table-cell office:value-type="float" office:value="52462">
            <text:p>52462</text:p>
          </table:table-cell>
          <table:table-cell office:value-type="float" office:value="333783">
            <text:p>333783</text:p>
          </table:table-cell>
          <table:table-cell office:value-type="float" office:value="2194228">
            <text:p>2194228</text:p>
          </table:table-cell>
          <table:table-cell/>
          <table:table-cell office:value-type="string">
            <text:p>LMS no fusion</text:p>
          </table:table-cell>
          <table:table-cell/>
          <table:table-cell table:style-name="ce1" table:formula="of:=[.C56]/[.C55]" office:value-type="float" office:value="1.42809083263246">
            <text:p>1.4280908326</text:p>
          </table:table-cell>
          <table:table-cell table:style-name="ce1" table:formula="of:=[.D56]/[.D55]" office:value-type="float" office:value="0.883424182358771">
            <text:p>0.8834241824</text:p>
          </table:table-cell>
          <table:table-cell table:style-name="ce1" table:formula="of:=[.E56]/[.E55]" office:value-type="float" office:value="0.983521118839167">
            <text:p>0.9835211188</text:p>
          </table:table-cell>
          <table:table-cell table:style-name="ce1" table:formula="of:=[.F56]/[.F55]" office:value-type="float" office:value="0.882650200973133">
            <text:p>0.882650201</text:p>
          </table:table-cell>
          <table:table-cell table:style-name="ce1" table:formula="of:=[.G56]/[.G55]" office:value-type="float" office:value="1.01393999522195">
            <text:p>1.0139399952</text:p>
          </table:table-cell>
        </table:table-row>
        <table:table-row table:style-name="ro1">
          <table:table-cell office:value-type="string">
            <text:p>LMS fusion</text:p>
          </table:table-cell>
          <table:table-cell/>
          <table:table-cell office:value-type="float" office:value="178">
            <text:p>178</text:p>
          </table:table-cell>
          <table:table-cell office:value-type="float" office:value="1602">
            <text:p>1602</text:p>
          </table:table-cell>
          <table:table-cell office:value-type="float" office:value="8122">
            <text:p>8122</text:p>
          </table:table-cell>
          <table:table-cell office:value-type="float" office:value="41540">
            <text:p>41540</text:p>
          </table:table-cell>
          <table:table-cell office:value-type="float" office:value="275783">
            <text:p>275783</text:p>
          </table:table-cell>
          <table:table-cell/>
          <table:table-cell office:value-type="string">
            <text:p>LMS fusion</text:p>
          </table:table-cell>
          <table:table-cell/>
          <table:table-cell table:style-name="ce1" table:formula="of:=[.C57]/[.C55]" office:value-type="float" office:value="0.149705634987384">
            <text:p>0.149705635</text:p>
          </table:table-cell>
          <table:table-cell table:style-name="ce1" table:formula="of:=[.D57]/[.D55]" office:value-type="float" office:value="0.198463825569871">
            <text:p>0.1984638256</text:p>
          </table:table-cell>
          <table:table-cell table:style-name="ce1" table:formula="of:=[.E57]/[.E55]" office:value-type="float" office:value="0.152265611818301">
            <text:p>0.1522656118</text:p>
          </table:table-cell>
          <table:table-cell table:style-name="ce1" table:formula="of:=[.F57]/[.F55]" office:value-type="float" office:value="0.109847683520203">
            <text:p>0.1098476835</text:p>
          </table:table-cell>
          <table:table-cell table:style-name="ce1" table:formula="of:=[.G57]/[.G55]" office:value-type="float" office:value="0.127437720101236">
            <text:p>0.127437720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Normalized execution time</text:p>
          </table:table-cell>
          <table:table-cell/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Level 7</text:p>
          </table:table-cell>
          <table:table-cell office:value-type="string">
            <text:p>Level 8</text:p>
          </table:table-cell>
          <table:table-cell office:value-type="string">
            <text:p>Level 9</text:p>
          </table:table-cell>
          <table:table-cell table:number-columns-repeated="5"/>
        </table:table-row>
        <table:table-row table:style-name="ro1">
          <table:table-cell office:value-type="string">
            <text:p>Original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MS no fusion</text:p>
          </table:table-cell>
          <table:table-cell/>
          <table:table-cell table:formula="of:=[.C55]/[.C56]" office:value-type="float" office:value="0.700235571260306">
            <text:p>0.7002355713</text:p>
          </table:table-cell>
          <table:table-cell table:formula="of:=[.D55]/[.D56]" office:value-type="float" office:value="1.13195905202636">
            <text:p>1.131959052</text:p>
          </table:table-cell>
          <table:table-cell table:formula="of:=[.E55]/[.E56]" office:value-type="float" office:value="1.01675498456025">
            <text:p>1.0167549846</text:p>
          </table:table-cell>
          <table:table-cell table:formula="of:=[.F55]/[.F56]" office:value-type="float" office:value="1.13295164822654">
            <text:p>1.1329516482</text:p>
          </table:table-cell>
          <table:table-cell table:formula="of:=[.G55]/[.G56]" office:value-type="float" office:value="0.986251656619093">
            <text:p>0.9862516566</text:p>
          </table:table-cell>
          <table:table-cell table:number-columns-repeated="8"/>
        </table:table-row>
        <table:table-row table:style-name="ro1">
          <table:table-cell office:value-type="string">
            <text:p>LMS fusion</text:p>
          </table:table-cell>
          <table:table-cell/>
          <table:table-cell table:formula="of:=[.C55]/[.C57]" office:value-type="float" office:value="6.67977528089888">
            <text:p>6.6797752809</text:p>
          </table:table-cell>
          <table:table-cell table:formula="of:=[.D55]/[.D57]" office:value-type="float" office:value="5.03870162297129">
            <text:p>5.038701623</text:p>
          </table:table-cell>
          <table:table-cell table:formula="of:=[.E55]/[.E57]" office:value-type="float" office:value="6.56747106623984">
            <text:p>6.5674710662</text:p>
          </table:table-cell>
          <table:table-cell table:formula="of:=[.F55]/[.F57]" office:value-type="float" office:value="9.10351468464131">
            <text:p>9.1035146846</text:p>
          </table:table-cell>
          <table:table-cell table:formula="of:=[.G55]/[.G57]" office:value-type="float" office:value="7.84697026285159">
            <text:p>7.8469702629</text:p>
          </table:table-cell>
          <table:table-cell table:number-columns-repeated="3"/>
          <table:table-cell>
            <draw:frame table:end-cell-address="Sheet1.P79" table:end-x="0.298in" table:end-y="0.0724in" draw:z-index="2" draw:style-name="gr1" svg:width="4.5697in" svg:height="2.7504in" svg:x="0.1736in" svg:y="0.1559in">
              <draw:object draw:notify-on-update-of-ranges="Sheet1.L54:Sheet1.O54 Sheet1.A3:Sheet1.A3 Sheet1.L55:Sheet1.O55 Sheet1.A4:Sheet1.A4 Sheet1.L56:Sheet1.O56 Sheet1.A5:Sheet1.A5 Sheet1.L57:Sheet1.O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Sheet1.G82" table:end-x="0.4071in" table:end-y="0.1697in" draw:z-index="3" draw:style-name="gr1" svg:width="3.1492in" svg:height="2.7555in" svg:x="1.0823in" svg:y="0.0709in">
              <draw:object draw:notify-on-update-of-ranges="Sheet1.D60:Sheet1.G60 Sheet1.D61:Sheet1.G61 Sheet1.D62:Sheet1.G62 Sheet1.D63:Sheet1.G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Template</text:p>
          </table:table-cell>
          <table:table-cell office:value-type="float" office:value="141.1">
            <text:p>141.1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f</text:p>
          </table:table-cell>
          <table:table-cell office:value-type="float" office:value="15.4">
            <text:p>15.4</text:p>
          </table:table-cell>
          <table:table-cell table:formula="of:===" office:value-type="string" office:string-value="Err:510">
            <text:p>Err:51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[info]</text:p>
          </table:table-cell>
          <table:table-cell office:value-type="string">
            <text:p>ImdbOrig</text:p>
          </table:table-cell>
          <table:table-cell office:value-type="float" office:value="114">
            <text:p>114</text:p>
          </table:table-cell>
          <table:table-cell table:formula="of:========================" office:value-type="string" office:string-value="Err:510">
            <text:p>Err:510</text:p>
          </table:table-cell>
          <table:table-cell table:number-columns-repeated="3"/>
        </table:table-row>
        <table:table-row table:style-name="ro1">
          <table:table-cell office:value-type="string">
            <text:p>[info]</text:p>
          </table:table-cell>
          <table:table-cell office:value-type="string">
            <text:p>benchmark</text:p>
          </table:table-cell>
          <table:table-cell office:value-type="string">
            <text:p>ns</text:p>
          </table:table-cell>
          <table:table-cell office:value-type="string">
            <text:p>linear</text:p>
          </table:table-cell>
          <table:table-cell office:value-type="string">
            <text:p>runtime</text:p>
          </table:table-cell>
          <table:table-cell office:value-type="string">
            <text:p>Err:520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6S</text:p>
          </table:table-cell>
          <table:table-cell office:value-type="float" office:value="2164061">
            <text:p>2164061</text:p>
          </table:table-cell>
          <table:table-cell table:formula="of:=============================" office:value-type="string" office:string-value="Err:510">
            <text:p>Err:510</text:p>
          </table:table-cell>
          <table:table-cell office:value-type="float" office:value="40452">
            <text:p>40452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6orig</text:p>
          </table:table-cell>
          <table:table-cell office:value-type="float" office:value="2194228">
            <text:p>2194228</text:p>
          </table:table-cell>
          <table:table-cell table:formula="of:=============================" office:value-type="string" office:string-value="Err:510">
            <text:p>Err:510</text:p>
          </table:table-cell>
          <table:table-cell office:value-type="float" office:value="8210">
            <text:p>8210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6</text:p>
          </table:table-cell>
          <table:table-cell office:value-type="float" office:value="275783">
            <text:p>275783</text:p>
          </table:table-cell>
          <table:table-cell table:formula="of:===" office:value-type="string" office:string-value="Err:510">
            <text:p>Err:510</text:p>
          </table:table-cell>
          <table:table-cell office:value-type="float" office:value="1598">
            <text:p>1598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5S</text:p>
          </table:table-cell>
          <table:table-cell office:value-type="float" office:value="378160">
            <text:p>378160</text:p>
          </table:table-cell>
          <table:table-cell table:formula="of:=====" office:value-type="string" office:string-value="Err:510">
            <text:p>Err:510</text:p>
          </table:table-cell>
          <table:table-cell office:value-type="float" office:value="178">
            <text:p>178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5orig</text:p>
          </table:table-cell>
          <table:table-cell office:value-type="float" office:value="333783">
            <text:p>333783</text:p>
          </table:table-cell>
          <table:table-cell table:formula="of:====" office:value-type="string" office:string-value="Err:510">
            <text:p>Err:510</text:p>
          </table:table-cell>
          <table:table-cell office:value-type="float" office:value="2402632">
            <text:p>2402632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5</text:p>
          </table:table-cell>
          <table:table-cell office:value-type="float" office:value="41540">
            <text:p>41540</text:p>
          </table:table-cell>
          <table:table-cell office:value-type="string">
            <text:p>=</text:p>
          </table:table-cell>
          <table:table-cell office:value-type="float" office:value="444530">
            <text:p>444530</text:p>
          </table:table-cell>
          <table:table-cell table:formula="of:=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4S</text:p>
          </table:table-cell>
          <table:table-cell office:value-type="float" office:value="53341">
            <text:p>53341</text:p>
          </table:table-cell>
          <table:table-cell office:value-type="string">
            <text:p>=</text:p>
          </table:table-cell>
          <table:table-cell office:value-type="float" office:value="86916">
            <text:p>86916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4orig</text:p>
          </table:table-cell>
          <table:table-cell office:value-type="float" office:value="52462">
            <text:p>52462</text:p>
          </table:table-cell>
          <table:table-cell office:value-type="string">
            <text:p>=</text:p>
          </table:table-cell>
          <table:table-cell office:value-type="float" office:value="11150">
            <text:p>11150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4</text:p>
          </table:table-cell>
          <table:table-cell office:value-type="float" office:value="8122">
            <text:p>8122</text:p>
          </table:table-cell>
          <table:table-cell office:value-type="string">
            <text:p>=</text:p>
          </table:table-cell>
          <table:table-cell office:value-type="float" office:value="1698">
            <text:p>1698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3S</text:p>
          </table:table-cell>
          <table:table-cell office:value-type="float" office:value="8072">
            <text:p>8072</text:p>
          </table:table-cell>
          <table:table-cell office:value-type="string">
            <text:p>=</text:p>
          </table:table-cell>
          <table:table-cell office:value-type="float" office:value="2178387">
            <text:p>2178387</text:p>
          </table:table-cell>
          <table:table-cell table:formula="of:=======================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3orig</text:p>
          </table:table-cell>
          <table:table-cell office:value-type="float" office:value="7131">
            <text:p>7131</text:p>
          </table:table-cell>
          <table:table-cell office:value-type="string">
            <text:p>=</text:p>
          </table:table-cell>
          <table:table-cell office:value-type="float" office:value="358240">
            <text:p>358240</text:p>
          </table:table-cell>
          <table:table-cell table:formula="of:====" office:value-type="string" office:string-value="Err:510">
            <text:p>Err:510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3</text:p>
          </table:table-cell>
          <table:table-cell office:value-type="float" office:value="1602">
            <text:p>1602</text:p>
          </table:table-cell>
          <table:table-cell office:value-type="string">
            <text:p>=</text:p>
          </table:table-cell>
          <table:table-cell office:value-type="float" office:value="57846">
            <text:p>57846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2S</text:p>
          </table:table-cell>
          <table:table-cell office:value-type="float" office:value="1155">
            <text:p>1155</text:p>
          </table:table-cell>
          <table:table-cell office:value-type="string">
            <text:p>=</text:p>
          </table:table-cell>
          <table:table-cell office:value-type="float" office:value="8241">
            <text:p>8241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2orig</text:p>
          </table:table-cell>
          <table:table-cell office:value-type="float" office:value="944">
            <text:p>944</text:p>
          </table:table-cell>
          <table:table-cell office:value-type="string">
            <text:p>=</text:p>
          </table:table-cell>
          <table:table-cell office:value-type="float" office:value="1189">
            <text:p>1189</text:p>
          </table:table-cell>
          <table:table-cell office:value-type="string">
            <text:p>=</text:p>
          </table:table-cell>
          <table:table-cell table:number-columns-repeated="9"/>
        </table:table-row>
        <table:table-row table:style-name="ro1">
          <table:table-cell office:value-type="string">
            <text:p>[info]</text:p>
          </table:table-cell>
          <table:table-cell office:value-type="string">
            <text:p>L2</text:p>
          </table:table-cell>
          <table:table-cell office:value-type="float" office:value="2225278">
            <text:p>2225278</text:p>
          </table:table-cell>
          <table:table-cell table:formula="of:==============================" office:value-type="string" office:string-value="Err:510">
            <text:p>Err:510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22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10T22:58:16</dc:date>
    <dc:creator>Vojin Jovanovic</dc:creator>
    <meta:editing-duration>PT06H23M05S</meta:editing-duration>
    <meta:editing-cycles>15</meta:editing-cycles>
    <meta:generator>OpenOffice.org/3.2$Unix OpenOffice.org_project/320m19$Build-9505</meta:generator>
    <meta:document-statistic meta:table-count="3" meta:cell-count="2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08cm" svg:height="6.987cm" xlink:href=".." chart:class="chart:bar" chart:style-name="ch1">
        <chart:legend chart:legend-position="end" svg:x="8.9cm" svg:y="2.836cm" chart:style-name="ch2"/>
        <chart:plot-area chart:style-name="ch3" table:cell-range-address="Sheet1.L54:Sheet1.O57 Sheet1.A3:Sheet1.A5" chart:data-source-has-labels="both" svg:x="0.232cm" svg:y="0.139cm" svg:width="8.437cm" svg:height="6.57cm">
          <chart:axis chart:dimension="x" chart:name="primary-x" chart:style-name="ch4">
            <chart:categories table:cell-range-address="Sheet1.L54:Sheet1.O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55:Sheet1.O55" chart:label-cell-address="Sheet1.A3:Sheet1.A3" chart:class="chart:bar">
            <chart:data-point chart:repeated="4"/>
          </chart:series>
          <chart:series chart:style-name="ch8" chart:values-cell-range-address="Sheet1.L56:Sheet1.O56" chart:label-cell-address="Sheet1.A4:Sheet1.A4" chart:class="chart:bar">
            <chart:data-point chart:repeated="4"/>
          </chart:series>
          <chart:series chart:style-name="ch9" chart:values-cell-range-address="Sheet1.L57:Sheet1.O57" chart:label-cell-address="Sheet1.A5:Sheet1.A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L54:Sheet1.O54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3">Original</text:p>
              </table:table-cell>
              <table:table-cell office:value-type="float" office:value="1">
                <text:p text:id="Sheet1.L55:Sheet1.O55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4:Sheet1.A4">LMS no fusion</text:p>
              </table:table-cell>
              <table:table-cell office:value-type="float" office:value="0.883424182358771">
                <text:p text:id="Sheet1.L56:Sheet1.O56">0.883424182358771</text:p>
              </table:table-cell>
              <table:table-cell office:value-type="float" office:value="0.983521118839167">
                <text:p>0.983521118839167</text:p>
              </table:table-cell>
              <table:table-cell office:value-type="float" office:value="0.882650200973133">
                <text:p>0.882650200973133</text:p>
              </table:table-cell>
              <table:table-cell office:value-type="float" office:value="1.01393999522195">
                <text:p>1.01393999522195</text:p>
              </table:table-cell>
            </table:table-row>
            <table:table-row>
              <table:table-cell office:value-type="string">
                <text:p text:id="Sheet1.A5:Sheet1.A5">LMS fusion</text:p>
              </table:table-cell>
              <table:table-cell office:value-type="float" office:value="0.198463825569871">
                <text:p text:id="Sheet1.L57:Sheet1.O57">0.198463825569871</text:p>
              </table:table-cell>
              <table:table-cell office:value-type="float" office:value="0.152265611818301">
                <text:p>0.152265611818301</text:p>
              </table:table-cell>
              <table:table-cell office:value-type="float" office:value="0.109847683520203">
                <text:p>0.109847683520203</text:p>
              </table:table-cell>
              <table:table-cell office:value-type="float" office:value="0.127437720101236">
                <text:p>0.127437720101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212cm" svg:y="2.843cm" chart:style-name="ch2"/>
        <chart:plot-area chart:style-name="ch3" table:cell-range-address="Sheet1.D60:Sheet1.G63" chart:data-source-has-labels="row" svg:x="0.352cm" svg:y="0.113cm" svg:width="5.891cm" svg:height="6.579cm">
          <chart:axis chart:dimension="x" chart:name="primary-x" chart:style-name="ch4">
            <chart:categories table:cell-range-address="Sheet1.D60:Sheet1.G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1:Sheet1.G61" chart:class="chart:bar">
            <chart:data-point chart:repeated="4"/>
          </chart:series>
          <chart:series chart:style-name="ch8" chart:values-cell-range-address="Sheet1.D62:Sheet1.G62" chart:class="chart:bar">
            <chart:data-point chart:repeated="4"/>
          </chart:series>
          <chart:series chart:style-name="ch9" chart:values-cell-range-address="Sheet1.D63:Sheet1.G6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60:Sheet1.G60"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  <table:table-cell office:value-type="string">
                <text:p>Level 6</text:p>
              </table:table-cell>
            </table:table-row>
          </table:table-header-rows>
          <table:table-rows>
            <table:table-row>
              <table:table-cell office:value-type="string">
                <text:p text:id="">Row 61</text:p>
              </table:table-cell>
              <table:table-cell office:value-type="float" office:value="1">
                <text:p text:id="Sheet1.D61:Sheet1.G61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">Row 62</text:p>
              </table:table-cell>
              <table:table-cell office:value-type="float" office:value="1.13195905202636">
                <text:p text:id="Sheet1.D62:Sheet1.G62">1.13195905202636</text:p>
              </table:table-cell>
              <table:table-cell office:value-type="float" office:value="1.01675498456025">
                <text:p>1.01675498456025</text:p>
              </table:table-cell>
              <table:table-cell office:value-type="float" office:value="1.13295164822654">
                <text:p>1.13295164822654</text:p>
              </table:table-cell>
              <table:table-cell office:value-type="float" office:value="0.986251656619093">
                <text:p>0.986251656619093</text:p>
              </table:table-cell>
            </table:table-row>
            <table:table-row>
              <table:table-cell office:value-type="string">
                <text:p text:id="">Row 63</text:p>
              </table:table-cell>
              <table:table-cell office:value-type="float" office:value="5.03870162297129">
                <text:p text:id="Sheet1.D63:Sheet1.G63">5.03870162297129</text:p>
              </table:table-cell>
              <table:table-cell office:value-type="float" office:value="6.56747106623984">
                <text:p>6.56747106623984</text:p>
              </table:table-cell>
              <table:table-cell office:value-type="float" office:value="9.10351468464131">
                <text:p>9.10351468464131</text:p>
              </table:table-cell>
              <table:table-cell office:value-type="float" office:value="7.84697026285159">
                <text:p>7.84697026285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4cm" svg:height="6.987cm" xlink:href=".." chart:class="chart:bar" chart:style-name="ch1">
        <chart:legend chart:legend-position="end" svg:x="5.765cm" svg:y="2.677cm" chart:style-name="ch2"/>
        <chart:plot-area chart:style-name="ch3" table:cell-range-address="Sheet1.H2:Sheet1.M5" chart:data-source-has-labels="both" svg:x="0.16cm" svg:y="0.139cm" svg:width="5.446cm" svg:height="6.57cm">
          <chart:axis chart:dimension="x" chart:name="primary-x" chart:style-name="ch4">
            <chart:categories table:cell-range-address="Sheet1.I2:Sheet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M3" chart:label-cell-address="Sheet1.H3:Sheet1.H3" chart:class="chart:bar">
            <chart:data-point chart:repeated="5"/>
          </chart:series>
          <chart:series chart:style-name="ch8" chart:values-cell-range-address="Sheet1.I4:Sheet1.M4" chart:label-cell-address="Sheet1.H4:Sheet1.H4" chart:class="chart:bar">
            <chart:data-point chart:repeated="5"/>
          </chart:series>
          <chart:series chart:style-name="ch9" chart:values-cell-range-address="Sheet1.I5:Sheet1.M5" chart:label-cell-address="Sheet1.H5:Sheet1.H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2:Sheet1.M2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H3:Sheet1.H3">Original</text:p>
              </table:table-cell>
              <table:table-cell office:value-type="float" office:value="1">
                <text:p text:id="Sheet1.I3:Sheet1.M3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H4:Sheet1.H4">LMS no fusion</text:p>
              </table:table-cell>
              <table:table-cell office:value-type="float" office:value="1.15916811666252">
                <text:p text:id="Sheet1.I4:Sheet1.M4">1.15916811666252</text:p>
              </table:table-cell>
              <table:table-cell office:value-type="float" office:value="1.25883196231696">
                <text:p>1.25883196231696</text:p>
              </table:table-cell>
              <table:table-cell office:value-type="float" office:value="1.23821145146436">
                <text:p>1.23821145146436</text:p>
              </table:table-cell>
              <table:table-cell office:value-type="float" office:value="0.61114451227714">
                <text:p>0.61114451227714</text:p>
              </table:table-cell>
              <table:table-cell office:value-type="float" office:value="0.679333589348135">
                <text:p>0.679333589348135</text:p>
              </table:table-cell>
            </table:table-row>
            <table:table-row>
              <table:table-cell office:value-type="string">
                <text:p text:id="Sheet1.H5:Sheet1.H5">LMS fusion</text:p>
              </table:table-cell>
              <table:table-cell office:value-type="float" office:value="0.193056591266882">
                <text:p text:id="Sheet1.I5:Sheet1.M5">0.193056591266882</text:p>
              </table:table-cell>
              <table:table-cell office:value-type="float" office:value="0.22493770693245">
                <text:p>0.22493770693245</text:p>
              </table:table-cell>
              <table:table-cell office:value-type="float" office:value="0.180766177944011">
                <text:p>0.180766177944011</text:p>
              </table:table-cell>
              <table:table-cell office:value-type="float" office:value="0.0627517306226358">
                <text:p>0.0627517306226358</text:p>
              </table:table-cell>
              <table:table-cell office:value-type="float" office:value="0.0905669588923241">
                <text:p>0.09056695889232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005cm" svg:height="6.987cm" xlink:href=".." chart:class="chart:bar" chart:style-name="ch1">
        <chart:legend chart:legend-position="end" svg:x="5.766cm" svg:y="2.677cm" chart:style-name="ch2"/>
        <chart:plot-area chart:style-name="ch3" table:cell-range-address="Sheet1.A7:Sheet1.F10" chart:data-source-has-labels="both" svg:x="0.16cm" svg:y="0.139cm" svg:width="5.447cm" svg:height="6.57cm">
          <chart:axis chart:dimension="x" chart:name="primary-x" chart:style-name="ch4">
            <chart:categories table:cell-range-address="Sheet1.B7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F8" chart:label-cell-address="Sheet1.A8:Sheet1.A8" chart:class="chart:bar">
            <chart:data-point chart:repeated="5"/>
          </chart:series>
          <chart:series chart:style-name="ch8" chart:values-cell-range-address="Sheet1.B9:Sheet1.F9" chart:label-cell-address="Sheet1.A9:Sheet1.A9" chart:class="chart:bar">
            <chart:data-point chart:repeated="5"/>
          </chart:series>
          <chart:series chart:style-name="ch9" chart:values-cell-range-address="Sheet1.B10:Sheet1.F10" chart:label-cell-address="Sheet1.A10:Sheet1.A1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:Sheet1.F7">Level 1</text:p>
              </table:table-cell>
              <table:table-cell office:value-type="string">
                <text:p>Level 2</text:p>
              </table:table-cell>
              <table:table-cell office:value-type="string">
                <text:p>Level 3</text:p>
              </table:table-cell>
              <table:table-cell office:value-type="string">
                <text:p>Level 4</text:p>
              </table:table-cell>
              <table:table-cell office:value-type="string">
                <text:p>Level 5</text:p>
              </table:table-cell>
            </table:table-row>
          </table:table-header-rows>
          <table:table-rows>
            <table:table-row>
              <table:table-cell office:value-type="string">
                <text:p text:id="Sheet1.A8:Sheet1.A8">Original</text:p>
              </table:table-cell>
              <table:table-cell office:value-type="float" office:value="1">
                <text:p text:id="Sheet1.B8:Sheet1.F8"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 text:id="Sheet1.A9:Sheet1.A9">LMS no fusion</text:p>
              </table:table-cell>
              <table:table-cell office:value-type="float" office:value="0.862687634024303">
                <text:p text:id="Sheet1.B9:Sheet1.F9">0.862687634024303</text:p>
              </table:table-cell>
              <table:table-cell office:value-type="float" office:value="0.794387201735358">
                <text:p>0.794387201735358</text:p>
              </table:table-cell>
              <table:table-cell office:value-type="float" office:value="0.807616501056712">
                <text:p>0.807616501056712</text:p>
              </table:table-cell>
              <table:table-cell office:value-type="float" office:value="1.63627420341872">
                <text:p>1.63627420341872</text:p>
              </table:table-cell>
              <table:table-cell office:value-type="float" office:value="1.47203084858437">
                <text:p>1.47203084858437</text:p>
              </table:table-cell>
            </table:table-row>
            <table:table-row>
              <table:table-cell office:value-type="string">
                <text:p text:id="Sheet1.A10:Sheet1.A10">LMS fusion</text:p>
              </table:table-cell>
              <table:table-cell office:value-type="float" office:value="5.17982832618026">
                <text:p text:id="Sheet1.B10:Sheet1.F10">5.17982832618026</text:p>
              </table:table-cell>
              <table:table-cell office:value-type="float" office:value="4.44567526555387">
                <text:p>4.44567526555387</text:p>
              </table:table-cell>
              <table:table-cell office:value-type="float" office:value="5.53200831800368">
                <text:p>5.53200831800368</text:p>
              </table:table-cell>
              <table:table-cell office:value-type="float" office:value="15.9358154759684">
                <text:p>15.9358154759684</text:p>
              </table:table-cell>
              <table:table-cell office:value-type="float" office:value="11.0415543618828">
                <text:p>11.04155436188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